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925in" fo:margin-left="-0.0785in" table:align="left" style:writing-mode="lr-tb"/>
    </style:style>
    <style:style style:name="Table1.A" style:family="table-column">
      <style:table-column-properties style:column-width="1.5903in"/>
    </style:style>
    <style:style style:name="Table1.B" style:family="table-column">
      <style:table-column-properties style:column-width="1.3903in"/>
    </style:style>
    <style:style style:name="Table1.C" style:family="table-column">
      <style:table-column-properties style:column-width="1.3438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Название_20_объекта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#ff0000"/>
    </style:style>
    <style:style style:name="T9" style:family="text">
      <style:text-properties style:text-position="super 58%"/>
    </style:style>
    <style:style style:name="T10" style:family="text">
      <style:text-properties fo:color="#0000ff"/>
    </style:style>
    <style:style style:name="T11" style:family="text">
      <style:text-properties fo:color="#0000ff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Таблица"/>
        <text:sequence-decl text:display-outline-level="0" text:name="Рисунок"/>
      </text:sequence-decls>
      <text:h text:style-name="P1" text:outline-level="1">восстановление данных на <text:span text:style-name="T1">NTFS</text:span> разделах</text:h>
      <text:p text:style-name="Standard">крис касперски</text:p>
      <text:p text:style-name="Standard"/>
      <text:p text:style-name="P8"><text:span text:style-name="T5">эта статья открывает цикл публикаций, посвященный ручному восстановлению данных на </text:span><text:span text:style-name="T2">NTFS</text:span><text:span text:style-name="T5">-дисках без использования автоматизированных "докторов", зачастую только добивающих "пациента" вместо его лечения. мы коснемся всех аспектов проблемы – логические и физические дефекты, жесткие диски и съемные носители (</text:span><text:span text:style-name="T2">CD</text:span><text:span text:style-name="T5">-</text:span><text:span text:style-name="T2">ROM</text:span><text:span text:style-name="T5">, ZIP, магнитооптика, </text:span><text:span text:style-name="T2">FLASH</text:span><text:span text:style-name="T5">…), программные и аппаратные </text:span><text:span text:style-name="T2">RAID</text:span><text:span text:style-name="T5">-массивы и т. д. сегодня мы рассмотрим основные концепции хранения и организации данных на жестких дисках и соберем необходимый инструментарий.</text:span></text:p>
      <text:h text:style-name="Heading_20_2" text:outline-level="2">введение</text:h>
      <text:p text:style-name="P9">Долгое время главным козырем противников <text:span text:style-name="T1">NTFS</text:span> был следующий аргумент – чем вы будете ее восстанавливать, если она умрет? А мрет она, как показывает практика, достаточно часто. При всей своей надежности, <text:span text:style-name="T1">NTFS</text:span> не застрахована от потрясений. Ошибки оператора, вирусы, сбои питания, зависания ОС, дефекты поверхности, отказ электроники… С каждым днем человечество все сильнее и сильнее становится зависимо от компьютеров, объемы жестких дисков стремительно растут, а вместе с тем растет и ценность содержащихся на них данных, потеря которых зачастую невосполнима.</text:p>
      <text:p text:style-name="P9">Спрос рождает предложение и на рынке как грибы после дождя вылупляются фирмы, специализирующиеся на восстановлении данных, однако, по-настоящему хороших специалистов можно встретить только в двух, ну от силы в трех из них, а все остальные лишь создают видимость кипучей деятельности, выставляя астрономические счета при довольно посредственном качестве восстановления. Но время кустарей уже ушло. Рабочая атмосфера изменилась. Хакеры разобрались со строением <text:span text:style-name="T1">NTFS</text:span> и документировали ее ключевые структуры. Начал формироваться достойный инструментарий для ручного восстановления. Наконец, за минувшее время накопился огромный опыт по борьбе за спасение данных, частью которого автор и хочет поделиться с читателями.</text:p>
      <text:h text:style-name="Heading_20_2" text:outline-level="2">если вдруг случился сбой и данные оказались утеряны…</text:h>
      <text:p text:style-name="P9">Прежде всего – не паникуйте! Заниматься восстановлением можно только на трезвую голову. Непродуманные, лихорадочные действия только усугубляют ваше и без того незавидное положение!</text:p>
      <text:p text:style-name="P9">Не используйте никаких автоматизированных "лечилок", если полностью в них не уверенны. Последствия такого лечения могут быть катастрофическими, а результаты "восстановления" – необратимыми. То же самое относится и к "специалистам", обитающим в фирмах непонятного происхождения и орудующих все теми же автоматизированными утилитами, которыми вы можете воспользоваться и без них. Некоторые пытаются создавать необходимый инструментарий самостоятельно. Чаще всего он оказывается неработоспособным еще с рождения, но зато какая гордость для фирмы! Какое впечатляющее средство демонстрации собственной крутизны! Поверьте, утилиты типа <text:span text:style-name="T1">Easy Recovery</text:span> и <text:span text:style-name="T1">Get Data Back</text:span> далеко не дураки писали (да еще и при участии непосредственных разработчиков оригинального драйвера <text:span text:style-name="T1">NTFS</text:span>, хорошо знающих все его тонкости и особенности поведения). Это лучшее из того, что есть на рынке и пока еще никому не удалось их превзойти! (разумеется, речь идет лишь об автоматизированном восстановлении).</text:p>
      <text:p text:style-name="P9">Ничего не записывайте на восстанавливаемый диск и не позволяйте этого делать остальным приложениям! Если вы случайно удалили файл с системного диска, ни в коем случае не выходите из <text:span text:style-name="T1">Windows</text:span> "культурным" способом. Лучше нажмите <text:span text:style-name="T1">RESET</text:span> (при штатом завершении сеанса, система сохраняет на диске текущую конфигурацию, существенно увеличивая риск необратимого затирания удаленного файла).</text:p>
      <text:p text:style-name="P9">Не пытайтесь "насиловать" сбойные сектора многократными чтениями – это лишь расширяет дефектную область на соседние сектора и здорово уродует магнитную головку, после чего здоровые сектора не смогут читаться тоже. Лучше выполните длинное (<text:span text:style-name="T1">long</text:span>) чтение с диска с отключенными контролирующими кодами, тогда контроллер возвратит все, что осталось от сектора (зачастую сбой затрагивает только несколько байт).</text:p>
      <text:p text:style-name="P9">Если винчестер издает подозрительные звуки типа постукивания или скрежета, немедленно выключите питание компьютера (опять-таки, не позволяя системе ничего писать на <text:soft-page-break/>диск ), поскольку в любой момент винчестер может доломаться окончательно и тогда ему уже никакой электронщик не поможет.</text:p>
      <text:p text:style-name="P9">Восстанавливайте <text:span text:style-name="T1">SCSI</text:span> (и, в особенности, <text:span text:style-name="T1">RAID</text:span>!) диски только на "родном" контроллере (различные контроллеры используют различные схемы трансляции адресов). Если же контроллер сдох, то либо ремонтируйте его, либо ищите точно такой же. С <text:span text:style-name="T1">IDE</text:span>-дисками в этом плане намного проще, – их контроллеры более или менее стандартизованы, однако, с дисками большого объема (свыше 528 Мбайт) уже начинается неразбериха и путаница, ставящая их в зависимость от конкретной <text:span text:style-name="T1">BIOS</text:span> и выбранного режима работы (<text:span text:style-name="T1">NORMAL</text:span>, <text:span text:style-name="T1">LBA</text:span> или <text:span text:style-name="T1">LARGE</text:span>). Если восстанавливаемый диск работает под управлением нестандартных драйверов типа <text:span text:style-name="T1">Rocket</text:span>, <text:span text:style-name="T1">OnDisk</text:span> и т.д., они должны присутствовать и на загрузочной диске (загрузочном <text:span text:style-name="T1">CD</text:span>), с которого производится восстановление.</text:p>
      <text:p text:style-name="P9">Наконец, если данные восстановить так и не удалось – не расстраивайтесь. Во всем в жизни надо видеть и хорошие стороны, даже когда ничего хорошего нет.</text:p>
      <text:h text:style-name="Heading_20_2" text:outline-level="2">структура диска – базовые концепции</text:h>
      <text:p text:style-name="P9">Физически жесткий диск представляет собой запечатанную банку с одной или несколькими одно или двухсторонними пластинами, насажанными на шпиндель. Чтение/запись данных осуществляется блоком магнитных головок, каждая их которых обслуживает одну из поверхностей пластины. Информация хранится в форме концентрических колец, называемых <text:span text:style-name="T6">треками</text:span> (<text:span text:style-name="T3">track</text:span>) или дорожками. Треки, расположенные на равном расстоянии от центра всех пластин, образуют <text:span text:style-name="T6">цилиндр</text:span> (<text:span text:style-name="T3">cylinder</text:span>). Фрагмент трека, образованный радиальным делением, называется <text:span text:style-name="T6">сектором</text:span> (<text:span text:style-name="T3">sector</text:span>). В современных винчестерах количество секторов на трек не остается постоянным и дискретно растет по мере удаления от центра пластины, поддерживая более или менее постоянные линейные размеры сектора. Треки и головки нумеруются начиная с нуля, сектора – начиная с единицы. Размер сектора для жестких дисков – 512 байт.</text:p>
      <text:p text:style-name="P9">Первой схемой адресации секторов, доставшейся жестким дискам в наследство от дискет, стала так называемая <text:span text:style-name="T3">CHS</text:span><text:span text:style-name="T6">-адресация</text:span>, представляющая собой сокращение от <text:span text:style-name="T1">Cylinder</text:span>/<text:span text:style-name="T1">Head</text:span>/<text:span text:style-name="T1">Sector</text:span> (Цилиндр/Головка/Сектор) и возникшая под давлением экономических причин. Когда-то, координаты адресуемого сектора напрямую соответствовали физической действительности, что упрощало (а, значит, и удешевляло!) дисковый контроллер, не требуя от него никакой интеллектуальности. Помимо того, что такая схема адресации чудовищна неудобна для программистов (последовательное чтение диска растягивается на три вложенных цикла!), она еще и до неприличия косна! Количество секторов в треке должно быть постоянным для всего диска, а в новых винчестерах это не так. Поэтому, для сохранения совместимости с существующим программным обеспечением, дисковый контроллер виртуализует геометрию винчестера, что ставит нас в зависимость от выбранной схемы трансляции (а схема трансляции – дело сугубо внутреннее и потому не стандартизированное). Параметры диска, сообщаемые устройством и напечатанные на этикетке, <text:span text:style-name="T6">всегда</text:span> виртуальные и никакой возможности узнать реальное положение дел у нас нет.</text:p>
      <text:p text:style-name="P9"><text:span text:style-name="T1">IDE</text:span>-диски благодаря наличию интегрированного контроллером внутри, в наименьшей степени зависимы от внешнего мира и могут свободно мигрировать от одной машины к другой (при условии корректного поведения <text:span text:style-name="T1">BIOS</text:span>'а, но об этом чуть позже). Некоторые винчестеры поддерживают специальную <text:span text:style-name="T1">ATA</text:span>-команду "<text:span text:style-name="T1">Initialize</text:span> <text:span text:style-name="T1">device</text:span> <text:span text:style-name="T1">parameters</text:span>", устанавливающую текущую виртуальную геометрию диска, а точнее выбранное количество головок и число секторов на дорожку. Количество цилиндров вычисляется контроллером самостоятельно, на основании общего объема диска, который кстати говоря, также можно изменять программными средствами (за это отвечает <text:span text:style-name="T1">ATA</text:span>-команда <text:span text:style-name="T1">SET</text:span> <text:span text:style-name="T1">MAX</text:span> <text:span text:style-name="T1">ADDRESS</text:span>). Некоторые драйвера (и <text:span text:style-name="T1">BIOS</text:span>'ы) изменяют геометрию диска, привязывая винчестер к себе прочными брачными узами и в другом окружении такой диск работать уже не будет, ну во всяком случае до установки правильной геометрии.</text:p>
      <text:p text:style-name="P9">Со <text:span text:style-name="T1">SCSI</text:span>-устройствами ситуация обстоит гораздо хуже и диск соглашается работать только с тем контроллером, под которым он был отформатирован. Различные контроллеры используют различные схемы трансляции и потому подключение диска к несовместимому контроллеру произвольным образом "перемешивает" сектора. Редактор диска с таким винчестером работать еще будет, а вот штатные средства операционной системы (и большинство "докторов") нет.</text:p>
      <text:p text:style-name="P9">Продвинутые контроллеры автоматически замещают плохие сектора, либо сохраняя эту информацию в свой энергонезависимой памяти, либо в записывая ее в инженерные сектора самого диска. Это еще сильнее привязывает накопитель к его контроллеру (правда, некоторые <text:soft-page-break/><text:span text:style-name="T1">SCSI</text:span>-диски выполняют переназначение секторов собственными средствами). Таким образом, выход <text:span text:style-name="T1">SCSI</text:span>-контроллера из строя фактически приравнивается к отказу самого диска. Никогда не приобретайте <text:span text:style-name="T1">SCSI</text:span>-контроллеры <text:span text:style-name="T1">no</text:span>-<text:span text:style-name="T1">name</text:span> производителей – в любой момент они могут кануть в лету и тогда поставки новых контроллеров прекратятся. Контроллеры, интегрированные в материнские платы, это вообще песня. Ненадежные, ни с чем не совместимые… а что вы еще хотели за такую цену?</text:p>
      <text:p text:style-name="P9">Сложнее всего приходится <text:span text:style-name="T1">RAID</text:span>-массивам, схема трансляции адресов которых полностью определяется контроллером. Массивы уровня 1 (<text:span text:style-name="T1">mirroring</text:span> или зеркала) чаще всего транслируются всквозную и без особых проблем могут быть перенесены на любой другой контроллер или даже подключены в обход него. Массивы остальных уровней (и в особенностей <text:span text:style-name="T1">RAID</text:span> 3/<text:span text:style-name="T1">RAID</text:span> 5) на других типах контроллеров по обыкновению неработоспособны. Программные <text:span text:style-name="T1">RAID</text:span>'ы, монтируемые <text:span text:style-name="T1">Windows NT</text:span>, содержат информацию о своей геометрии в системном реестре и не могут быть непосредственно перенесены на другие системы. Переустановка <text:span text:style-name="T1">Windows NT</text:span> (равно как и крах оной) уничтожает программный <text:span text:style-name="T1">RAID</text:span>. К счастью, эта потеря обратима и в следующих статьях этого цикла мы раскроем секреты техники восстановления.</text:p>
      <text:p text:style-name="P9">Несмотря на то, что <text:span text:style-name="T1">CHS</text:span>-трансляция в настоящее время признана устаревшей (устройства, придерживающиеся спецификации <text:span text:style-name="T1">ATA</text:span>/<text:span text:style-name="T1">ATAPI</text:span>-6, принятой в июне 2001 года, уже не обязаны ее поддерживать), она до сих пор встречается во многих служебных структурах операционной системы (в частности в таблице разделов и загрузочном секторе), поэтому имеет смысл остановиться на этом вопросе поподробнее, тем более, что здесь есть о чем поговорить.</text:p>
      <text:p text:style-name="P9">На интерфейсном уровне, адрес сектора передается следующим образом (<text:span text:style-name="T8">см. листинг 1</text:span>)</text:p>
      <text:p text:style-name="P9"/>
      <text:p text:style-name="P10">порт<text:tab/><text:tab/>значение</text:p>
      <text:p text:style-name="P3">0172/01<text:span text:style-name="T1">F</text:span>2<text:tab/>кол-во секторов</text:p>
      <text:p text:style-name="P3">0173/01<text:span text:style-name="T1">F</text:span>3<text:tab/>номер сектора (биты 0-7)</text:p>
      <text:p text:style-name="P3">0174/01<text:span text:style-name="T1">F</text:span>4<text:tab/>номер цилиндра (биты 0-7)</text:p>
      <text:p text:style-name="P3">0175/01<text:span text:style-name="T1">F</text:span>5<text:tab/>номер цилиндра (биты 8-15)</text:p>
      <text:p text:style-name="P3">0176/01<text:span text:style-name="T1">F</text:span>6<text:tab/>номер головки (биты 0-3), привод на шине (бит 4), режим <text:span text:style-name="T1">CHS</text:span>/<text:span text:style-name="T1">LBA</text:span> (бит 6)</text:p>
      <text:p text:style-name="P2">Листинг <text:sequence text:ref-name="refЛистинг0" text:name="Листинг" text:formula="ooow:Листинг+1" style:num-format="1">1</text:sequence> интерфейс с <text:span text:style-name="T1">IDE</text:span>-диском в режиме <text:span text:style-name="T1">CHS</text:span></text:p>
      <text:p text:style-name="P9"/>
      <text:p text:style-name="P9">Сервисные функции <text:span text:style-name="T1">BIOS</text:span>'а, напротив, адресуют диск слегка по своему:</text:p>
      <text:p text:style-name="P9"/>
      <text:p text:style-name="P10">регистр<text:tab/><text:tab/>значение</text:p>
      <text:p text:style-name="P3"><text:span text:style-name="T1">AL</text:span><text:tab/><text:tab/>кол-во секторов для обработки</text:p>
      <text:p text:style-name="P3"><text:span text:style-name="T1">CH</text:span><text:tab/><text:tab/>номер цилиндра (биты 0-7)</text:p>
      <text:p text:style-name="P3"><text:span text:style-name="T1">CL</text:span><text:tab/><text:tab/>номер цилиндра (биты 6-7), номер сектора (биты 0-5)</text:p>
      <text:p text:style-name="P3"><text:span text:style-name="T1">DH</text:span><text:tab/><text:tab/>номер головки</text:p>
      <text:p text:style-name="P3"><text:span text:style-name="T1">DL</text:span><text:tab/><text:tab/>привод на шине | 80<text:span text:style-name="T1">h</text:span></text:p>
      <text:p text:style-name="P2">Листинг <text:sequence text:ref-name="refЛистинг1" text:name="Листинг" text:formula="ooow:Листинг+1" style:num-format="1">2</text:sequence> интерфейс с прерыванием <text:span text:style-name="T1">INT</text:span>13<text:span text:style-name="T1">h</text:span> <text:span text:style-name="T1">BIOS</text:span></text:p>
      <text:p text:style-name="P9">Таким образом, на адресацию цилиндров <text:span text:style-name="T1">BIOS</text:span> отводит всего 10<text:span text:style-name="T1"> </text:span>бит и потому максимальное количество цилиндров на диске ограничено всего 1024, что при четырех битной адресации головок, дает предельно достижимый объем диска в 512<text:span text:style-name="T1"> </text:span>*<text:span text:style-name="T1"> </text:span>2<text:span text:style-name="T9">10</text:span> * 2<text:span text:style-name="T9">6</text:span><text:span text:style-name="T1"> </text:span>*<text:span text:style-name="T1"> </text:span>2<text:span text:style-name="T9">4</text:span><text:span text:style-name="T1"> </text:span>==<text:span text:style-name="T1"> </text:span>536870912<text:span text:style-name="T1"> </text:span>байт или 512 Мб. Ха! Производители винчестеров перешагнули этот барьер уже много лет назад и с той поры, кстати говоря, очень многое изменилось. <text:span text:style-name="T1">MS</text:span>-<text:span text:style-name="T1">DOS</text:span> ушла небытие, а пришедшая ей на смену <text:span text:style-name="T1">Windows</text:span> работает с диском через собственный драйвер и ограничения <text:span text:style-name="T1">BIOS</text:span> ее никак не касаются. Ну почти не касаются… Ведь первичную загрузку операционной системы осуществляет никто иной как <text:span text:style-name="T1">BIOS</text:span> и если системные компоненты расположены в секторах, находящихся за пределами 1024<text:span text:style-name="T1"> </text:span>сектора, операционная система попросту не будет загружена! Причем, это относиться ко всем операционным системам, а не только к критикуемой <text:span text:style-name="T1">Windows</text:span>!</text:p>
      <text:p text:style-name="P9">Для преодоления этого ограничения <text:span text:style-name="T1">BIOS</text:span> вводит дополнительный уровень трансляции (режим <text:span text:style-name="T1">LARGE</text:span>), увеличивая количество головок (благо, <text:span text:style-name="T1">BIOS</text:span> выделяет для их адресации аж 8<text:span text:style-name="T1"> </text:span>бит, против 4<text:span text:style-name="T1"> </text:span>бит, выделяемых контроллером диска). К следствие, предельно допустимый объем диска теперь составляет 512 2<text:span text:style-name="T9">10</text:span> 2<text:span text:style-name="T9">6</text:span> * 2<text:span text:style-name="T9">8</text:span> == 8.589.934.592<text:span text:style-name="T1"> </text:span>байт или 8 Гбайт. Это в теории. На практике же большинство <text:span text:style-name="T1">BIOS</text:span>'ов содержали грубые ошибки и при работе с дисками свыше 2 Гб они либо банально зависали, либо теряли старшие разряды цилиндра, обращаясь к началу <text:soft-page-break/>диска и необратимо гробя все служебные структуры. До сих пор многие вполне современные <text:span text:style-name="T1">BIOS</text:span>'ы не позволяют адресовать более 64 головок (виртуальных), что ограничивает предельно допустимый объем диска все тем же 2 Гбайтами. Поэтому, при переустановке <text:span text:style-name="T1">Windows</text:span> поверх старой версии на логический диск емкостью свыше 2<text:span text:style-name="T1"> </text:span>Гбайт, она может перестать загружаться. Все очень просто! Когда система ставится на только что отформатированный диск, она располагает все свои файлы в самом начале, но по мере же заполнения диска, область свободного пространства отодвигается все дальше к концу… Кстати говоря, отодвинуть файлы первичной загрузки может и дефрагментатор (или установка пакета обновления). Короче говоря, владельцем больших винчестеров настоятельно рекомендуется разбить свое хозяйство на несколько дисков, установив размер первого (загрузочного) раздела не более, чем в 8 Гбайт, а лучше даже в 2 Гбайта.</text:p>
      <text:p text:style-name="P9"><text:span text:style-name="T1">SCSI</text:span>-устройства от рождения поддерживают прозрачный механизм логической адресации, или сокращенно <text:span text:style-name="T3">LBA</text:span> (<text:span text:style-name="T4">Linear</text:span><text:span text:style-name="T7"> </text:span><text:span text:style-name="T4">Block</text:span><text:span text:style-name="T7"> </text:span><text:span text:style-name="T4">Address</text:span>), последовательно нумерующий все сектора от 0 до последнего сектора диска. В <text:span text:style-name="T1">IDE</text:span>-накопителях <text:span text:style-name="T1">LBA</text:span>-адресация появилась только начиная с <text:span text:style-name="T1">ATA</text:span>-3, но быстро завоевала всеобщее признание. Разрядность адресации определяется устройством. В <text:span text:style-name="T1">SCSI</text:span> она от рождения 32-битная, а <text:span text:style-name="T1">IDE</text:span>-устройства вплоть до принятия спецификации <text:span text:style-name="T1">ATA</text:span>-6 были ограничены 28 битами, которые распределялись следующим образом: </text:p>
      <text:p text:style-name="P9"/>
      <text:p text:style-name="P10">порт<text:tab/><text:tab/>значение</text:p>
      <text:p text:style-name="P3">0172/01<text:span text:style-name="T1">F</text:span>2<text:tab/>кол-во секторов</text:p>
      <text:p text:style-name="P3">0173/01<text:span text:style-name="T1">F</text:span>3<text:tab/>номер сектора (биты 0-7)</text:p>
      <text:p text:style-name="P3">0174/01<text:span text:style-name="T1">F</text:span>4<text:tab/>номер сектора (биты 8-15)</text:p>
      <text:p text:style-name="P3">0175/01<text:span text:style-name="T1">F</text:span>5<text:tab/>номер сектора (биты 16-24)</text:p>
      <text:p text:style-name="P3">0176/01<text:span text:style-name="T1">F</text:span>6<text:tab/>номер сектора (биты 24-28), привод на шине (бит 4), режим <text:span text:style-name="T1">CHS</text:span>/<text:span text:style-name="T1">LBA</text:span> (бит 6)</text:p>
      <text:p text:style-name="P2">Листинг <text:sequence text:ref-name="refЛистинг2" text:name="Листинг" text:formula="ooow:Листинг+1" style:num-format="1">3</text:sequence> интерфейс с <text:span text:style-name="T1">IDE</text:span>-диском в режиме <text:span text:style-name="T1">LBA</text:span></text:p>
      <text:p text:style-name="P9">Как можно видеть, 28 битная адресация обеспечивает поддержку дисков с объемом вплоть до 128 Гбайт, однако, включение в <text:span text:style-name="T1">BIOS</text:span> поддержки <text:span text:style-name="T1">LBA</text:span> еще не отменяет 8 Гбайтного ограничения и номер последнего адресуемого цилиндра по прежнему остается равным 1024 со всеми вытекающими отсюда последствиями. <text:span text:style-name="T1">SCSI</text:span>-дискам с их подлинно 32<text:span text:style-name="T1"> </text:span>битной адресацией несколько проще и они поддерживают законные 2 Тбайта, а все потому что управляются своим собственным <text:span text:style-name="T1">BIOS</text:span>'ом, на которых не наложено никаких дурацких пережитков старины.</text:p>
      <text:p text:style-name="P9">Утвержденная <text:span text:style-name="T1">ATA</text:span>-6 48<text:span text:style-name="T1"> </text:span>битная адресация расширяет предельно допустимые размеры <text:span text:style-name="T1">IDE</text:span>-дисков до астрономических величин (конкретно – до 131.072 Тбайт), по крайней мере в теории. На практике же, в <text:span text:style-name="T1">Windows</text:span> 2000 с пакетом обновления SP2 или более ранним, отсутствует поддержка 48 разрядной LBA и для работы с большими дисками необходимо обновить драйвер Atapi.sys и добавить к следующему ключу реестра HKEY_LOCAL_MACHINE\SYSTEM\CurrentControlSet\Services\atapi\Parameters параметр EnableBigLba типа <text:span text:style-name="T1">DWORD</text:span> со значением 1. (за подробностями обращайтесь к <text:span text:style-name="T1">Microsoft</text:span> <text:span text:style-name="T1">Knowledge</text:span> <text:span text:style-name="T1">Base</text:span>: 260910).</text:p>
      <text:p text:style-name="P9">Один физический диск может быть разбит на несколько <text:span text:style-name="T6">логических</text:span>, каждый из которых последовательно нумеруется от первого до последнего сектора либо "сквозной" адресацией, либо по <text:span text:style-name="T1">CHS</text:span>-схеме. В одних случаях <text:span text:style-name="T1">Windows</text:span> требует задания абсолютного номера сектора (который на самом деле никакой не абсолютный, а относительный, отсчитывающийся от стартового сектора раздела), в других – ожидает увидеть "святую троицу" (цилиндр, головку, сектор), опять-таки, отсчитывающихся от стартового сектора. Так, если раздел начинается с адреса 123/15/62, то первой его головкой все равно будет головка 0!</text:p>
      <text:p text:style-name="P9">На уровне файловой системы операционная система адресует диск <text:span text:style-name="T6">кластерами</text:span> (<text:span text:style-name="T3">cluster</text:span>). Каждый кластер образован непрерывной последовательностью секторов, количество которых равно степени двойки (1, 2, 4, 8…). Размер кластера задается на этапе форматирования диска и в дальнейшем уже не меняется. Основное назначение кластеров – уменьшение фрагментации файлов и уменьшение разрядности служебных файловых структур. В частности, <text:span text:style-name="T1">FAT</text:span>16 нумеруют кластеры двойными словами и потому может адресовать не более 10000<text:span text:style-name="T1">h</text:span>*<text:span text:style-name="T1">sizeof</text:span>(<text:span text:style-name="T1">cluster</text:span>) дискового пространства. Легко видеть, что уже на 80 Гбайтовом диске размер кластера составляет 1<text:span text:style-name="T1"> </text:span>Мбайт и десяток файлов по одному байту каждый сожрут 10 Мбайт! Впечатляет, не правда ли? <text:span text:style-name="T1">NTFS</text:span>, оперирующая 64 битными величинами, не страдает подобными ограничениями и типичная величина кластера, выбираемая по умолчанию, составляет всего 4 сектора. В отличии от секторов, кластеры нумеруются начиная с нуля.</text:p>
      <text:h text:style-name="Heading_20_2" text:outline-level="2"><text:soft-page-break/>&gt;&gt;&gt;&gt; врезка первичная диагностика аварии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симптом</text:p>
          </table:table-cell>
          <table:covered-table-cell/>
          <table:table-cell table:style-name="Table1.A1" office:value-type="string">
            <text:p text:style-name="P5">диагноз</text:p>
          </table:table-cell>
          <table:table-cell table:style-name="Table1.D1" office:value-type="string">
            <text:p text:style-name="P5">лекарство</text:p>
          </table:table-cell>
        </table:table-row>
        <table:table-row table:style-name="Table1.2">
          <table:table-cell table:style-name="Table1.A2" table:number-columns-spanned="2" office:value-type="string">
            <text:p text:style-name="P4">жесткий диск не опознается <text:span text:style-name="T1">BIOS</text:span>'ом</text:p>
          </table:table-cell>
          <table:covered-table-cell/>
          <table:table-cell table:style-name="Table1.C2" office:value-type="string">
            <text:p text:style-name="P4">отказ электроники жесткого диска</text:p>
          </table:table-cell>
          <table:table-cell table:style-name="Table1.D2" office:value-type="string">
            <text:p text:style-name="P4">–</text:p>
          </table:table-cell>
        </table:table-row>
        <table:table-row table:style-name="Table1.2">
          <table:table-cell table:style-name="Table1.A3" table:number-rows-spanned="3" office:value-type="string">
            <text:p text:style-name="P6">операционная система не загружается, <text:span text:style-name="T1">BIOS</text:span> выдает надпись "<text:span text:style-name="T1">non</text:span> <text:span text:style-name="T1">system</text:span> <text:span text:style-name="T1">disk</text:span>", <text:span text:style-name="T1">missing</text:span> <text:span text:style-name="T1">operation</text:span> <text:span text:style-name="T1">system</text:span> или что-то в этом роде</text:p>
          </table:table-cell>
          <table:table-cell table:style-name="Table1.B3" office:value-type="string">
            <text:p text:style-name="P4">при загрузки с дискеты логические диски не видны (команда <text:span text:style-name="T1">C</text:span>: дает ошибку)</text:p>
          </table:table-cell>
          <table:table-cell table:style-name="Table1.C3" office:value-type="string">
            <text:p text:style-name="P4">повреждена таблица разделов или сигнатура 55<text:span text:style-name="T1">h AAh</text:span></text:p>
          </table:table-cell>
          <table:table-cell table:style-name="Table1.D3" office:value-type="string">
            <text:p text:style-name="P4">восстановите <text:span text:style-name="T1">MBR</text:span> вручную или при помощи <text:span text:style-name="T1">GetDataBack</text:span>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4">логические разделы видны и исправны (команды <text:span text:style-name="T1">C</text:span>: и <text:span text:style-name="T1">dir</text:span> <text:span text:style-name="T1">C</text:span>: работают)</text:p>
          </table:table-cell>
          <table:table-cell table:style-name="Table1.C4" office:value-type="string">
            <text:p text:style-name="P4">слетел <text:span text:style-name="T1">boot</text:span> и/или <text:span text:style-name="T1">MBR</text:span> загрузчик</text:p>
          </table:table-cell>
          <table:table-cell table:style-name="Table1.D4" office:value-type="string">
            <text:p text:style-name="P4">запустите консоль восстановления и дайте команды <text:span text:style-name="T1">FIXBMR</text:span> и <text:span text:style-name="T1">FIXBOOT</text:span></text:p>
          </table:table-cell>
        </table:table-row>
        <table:table-row table:style-name="Table1.2">
          <table:covered-table-cell/>
          <table:table-cell table:style-name="Table1.B5" office:value-type="string">
            <text:p text:style-name="P4">логические разделы видны, но команда <text:span text:style-name="T1">dir</text:span> <text:span text:style-name="T1">C</text:span>: дает ошибку</text:p>
          </table:table-cell>
          <table:table-cell table:style-name="Table1.C5" office:value-type="string">
            <text:p text:style-name="P4">поврежден <text:span text:style-name="T1">boot</text:span>-сектор или <text:span text:style-name="T1">MTF</text:span></text:p>
          </table:table-cell>
          <table:table-cell table:style-name="Table1.D5" office:value-type="string">
            <text:p text:style-name="P4">восстановите <text:span text:style-name="T1">boot</text:span>-сектор вручную или резервной копии, восстановите <text:span text:style-name="T1">MFT</text:span> из <text:span text:style-name="T1">MFTMirr</text:span></text:p>
          </table:table-cell>
        </table:table-row>
        <table:table-row table:style-name="Table1.2">
          <table:table-cell table:style-name="Table1.A6" table:number-rows-spanned="5" office:value-type="string">
            <text:p text:style-name="P6">операционная система начинает закружатся, но затем виснет или прерывается с сообщением об ошибке</text:p>
          </table:table-cell>
          <table:table-cell table:style-name="Table1.B6" office:value-type="string">
            <text:p text:style-name="P4">команда <text:span text:style-name="T1">dir</text:span> <text:span text:style-name="T1">C</text:span>: выполняется нормально, <text:span text:style-name="T1">chkdsk</text:span> не находит ошибок</text:p>
          </table:table-cell>
          <table:table-cell table:style-name="Table1.C6" office:value-type="string">
            <text:p text:style-name="P4">навернулась сама операционная система</text:p>
          </table:table-cell>
          <table:table-cell table:style-name="Table1.D6" office:value-type="string">
            <text:p text:style-name="P4">переустановите операционную систему, предварительно скопировав все ценные файлы на другой носитель</text:p>
          </table:table-cell>
        </table:table-row>
        <table:table-row table:style-name="Table1.2">
          <table:covered-table-cell/>
          <table:table-cell table:style-name="Table1.B7" office:value-type="string">
            <text:p text:style-name="P4">команда <text:span text:style-name="T1">dir</text:span> в одном или нескольких подкаталогах выводит мусор или показывает не все файлы</text:p>
          </table:table-cell>
          <table:table-cell table:style-name="Table1.C7" office:value-type="string">
            <text:p text:style-name="P4">повреждена <text:span text:style-name="T1">MTF</text:span> или одна из ее дочерних структур</text:p>
          </table:table-cell>
          <table:table-cell table:style-name="Table1.D7" office:value-type="string">
            <text:p text:style-name="P4">запустите <text:span text:style-name="T1">Disk</text:span> <text:span text:style-name="T1">Explorer</text:span> и прочитайте файлы из <text:span text:style-name="T1">MFT</text:span> напрямую в обход индексов</text:p>
          </table:table-cell>
        </table:table-row>
        <table:table-row table:style-name="Table1.2">
          <table:covered-table-cell/>
          <table:table-cell table:style-name="Table1.B8" office:value-type="string">
            <text:p text:style-name="P4">некоторые файлы не читаются, при этом винчестер издает ритмичные скребущие звуи</text:p>
          </table:table-cell>
          <table:table-cell table:style-name="Table1.C8" office:value-type="string">
            <text:p text:style-name="P4">физические повреждения поверхности диска</text:p>
          </table:table-cell>
          <table:table-cell table:style-name="Table1.D8" office:value-type="string">
            <text:p text:style-name="P4">запустите утилиту восстановления жесткого диска от его производителя</text:p>
          </table:table-cell>
        </table:table-row>
        <table:table-row table:style-name="Table1.2">
          <table:covered-table-cell/>
          <table:table-cell table:style-name="Table1.B9" office:value-type="string">
            <text:p text:style-name="P4">некоторые файлы содержат в себе фрагменты других файлов</text:p>
          </table:table-cell>
          <table:table-cell table:style-name="Table1.C9" office:value-type="string">
            <text:p text:style-name="P4">на диске образовались пересекающиеся кластеры</text:p>
          </table:table-cell>
          <table:table-cell table:style-name="Table1.D9" office:value-type="string">
            <text:p text:style-name="P4">запустите <text:span text:style-name="T1">chkdsk</text:span></text:p>
          </table:table-cell>
        </table:table-row>
        <table:table-row table:style-name="Table1.2">
          <table:covered-table-cell/>
          <table:table-cell table:style-name="Table1.B10" office:value-type="string">
            <text:p text:style-name="P4">свободное место на диске планомерно уменьшается без видимых причин</text:p>
          </table:table-cell>
          <table:table-cell table:style-name="Table1.C10" office:value-type="string">
            <text:p text:style-name="P4">некоторые кластеры оказались потерянными</text:p>
          </table:table-cell>
          <table:table-cell table:style-name="Table1.D10" office:value-type="string">
            <text:p text:style-name="P4">запустите <text:span text:style-name="T1">chkdsk</text:span></text:p>
          </table:table-cell>
        </table:table-row>
      </table:table>
      <text:p text:style-name="P2">Таблица <text:sequence text:ref-name="refТаблица0" text:name="Таблица" text:formula="ooow:Таблица+1" style:num-format="1">1</text:sequence><text:span text:style-name="T1"> </text:span>симптомы основных заболеваний жестких дисков</text:p>
      <text:h text:style-name="Heading_20_2" text:outline-level="2">инструменты</text:h>
      <text:p text:style-name="P9">Даже если у вас золотые руки и светлая голова, при восстановлении данных ни за что не обойтись без инструментов. В идеале вы должны быть готовыми разработать все необходимое для работы самостоятельно. Восстановление данных – довольно кропотливая и рутинная работа и при реанимации 80 – 120 Гбайтного диска без автоматизации никуда. Недостаток всех известных дисковых докторов – отсутствие встроенного языка или хотя бы развитой системы макрокоманд. Естественно, прежде чем что-то автоматизировать необходимо разобраться в ситуации и выполнить эту работу может только человек. Компьютеру доверять ее ни в коем случае нельзя – для этого он недостаточно интеллектуален. Только человек может надежно отличать где лежат актуальные данные, а где мусор.</text:p>
      <text:p text:style-name="P9">Однако, не стоит впадать и в другую крайность, в очередной раз изобретая велосипед. Среди представленных на рынке утилит, есть практически все необходимое. Естественно, <text:soft-page-break/>большинство распространяются по коммерческой схеме и за них приходится платить. К сожалению, многие из дорогостоящих инструментов не оправдывают своих ожиданий и к выброшенным на ветер деньгам примешивается горечь утраты по безвозвратно потерянным данным. Автор протестировал большое количество разнообразных программных продуктов и ниже описывает наиболее предпочтительные из них, проверенные энтропией и временем.</text:p>
      <text:h text:style-name="Heading_20_3" text:outline-level="3">загрузочная дискета</text:h>
      <text:p text:style-name="P9">Средства восстановления и диагностики, расположенные на основном жестком диске, годятся разве что для обучения, а для реальной работы они бесполезны. Даже если сбой окажется не настольно серьезным, чтобы воспрепятствовать загрузке <text:span text:style-name="T1">Windows</text:span>, попытка "лечения" диска в многозадачной среде носит весьма непредсказуемый характер. Записывая что-либо на диск в обход драйвера файловой системы вы здорово рискуете. Допустим, вы восстанавливаете удаленный файл, обновляя <text:span text:style-name="T1">MFT</text:span> (<text:span text:style-name="T1">Master</text:span> <text:span text:style-name="T1">File</text:span> <text:span text:style-name="T1">Table </text:span>– святая святых файловой системы <text:span text:style-name="T1">NTFS</text:span>), а в это время система создает/удаляет другой файл, обращаясь к тому же самому сектору, что и вы. Ну и что произойдет в результате? Правильно – файл, а, возможно, и весь дисковый том, умрет окончательно. К тому же система блокирует активные исполняемые файлы и файлы данных, что делает невозможным их восстановление даже при наличии архивной копии. Про борьбу с вирусами лучше вообще не говорить. Многие вирусы, обосновавшись в системе, блокируют запуск антивирусных программ или умело скрываются от них, не давая себя удалить или обнаружить. Если же в результате сбоя перестала загружаться <text:span text:style-name="T1">Windows</text:span>, вы вообще остаетесь ни с чем…</text:p>
      <text:p text:style-name="P9">Главное преимущество <text:span text:style-name="T1">FAT</text:span>16/32 по сравнению с <text:span text:style-name="T1">NTFS</text:span> это, бесспорно, возможность загрузки с системной дискеты. <text:span text:style-name="T1">MS</text:span>-<text:span text:style-name="T1">DOS</text:span> 7.0 поддерживает длинные имена, позволяя скопировать с восстанавливаемого диска все файлы, которые только доступны штатному драйверу операционной системы. Но с <text:span text:style-name="T1">NTFS</text:span> такой номер уже не пройдет! Однако, никто не запрещает нам подключить восстанавливаемый диск "вторым" к системе с работоспособной <text:span text:style-name="T1">NT</text:span>. Для этого даже не обязательно иметь два компьютера. Просто подключите к своему компьютеру еще один винчестер, установите на него <text:span text:style-name="T1">NT</text:span> и наслаждайтесь жизнью. При этом следует учитывать, что информация о программных <text:span text:style-name="T1">RAID</text:span>'ах, созданных <text:span text:style-name="T1">Windows NT</text:span> 4.0 или более ранними версиями, содержится в реестре и потому при переносе диска на другую систему оказывается недоступна. Динамические диски, появившиеся в <text:span text:style-name="T1">Windows </text:span>2000, хранят свою атрибуты в фиксированных местах диска и потому не привязаны к своей родной системе. С шифрованными файлами дела обстоят не в пример хуже. Ключ шифровки хранится в недрах пользовательского профиля и на другой системе извлечение файлов оказывается невозможным. Причем, создание пользователя с таким же именем/паролем не решает проблемы, т. к. ключ генерируется системой случайным образом и не может быть воспроизведен. Ничего не остается, как действовать тупым перебором.</text:p>
      <text:p text:style-name="P9">Некоторые типы разрушений файловой системы способы завешивать оригинальный <text:span text:style-name="T1">NTFS</text:span>-драйвер или выбрасывать синий экран смерти, что создает серьезные проблемы (чтобы восстановить диск, мы должны запустить определенный инструментарий, а чтобы запустить инструментарий, нам надо загрузить <text:span text:style-name="T1">Windows</text:span>, а вот это мы как раз сделать и не можем!). Попробуйте подключить такой диск к системе, не поддерживающий <text:span text:style-name="T1">NTFS</text:span> (например, <text:span text:style-name="T1">Windows </text:span>98 или <text:span text:style-name="T1">MS</text:span>-<text:span text:style-name="T1">DOS</text:span>), естественно выбранные вами утилиты восстановления должны быть совместимы с ней. Или – как вариант – натравите на такой диск <text:span text:style-name="T1">LINUIX</text:span>. Драйвер <text:span text:style-name="T1">LINIX</text:span>'а игнорирует вспомогательные структуры файловой системы (такие, например, как файл транзакций) и потому успешно монтирует диск даже когда в них содержится сплошной мусор.</text:p>
      <text:p text:style-name="P9">Благодаря усилиям Марка Руссиновича, создавшего замечательную утилиту <text:span text:style-name="T5">NTFSDOS Professional</text:span>, мы может работать с <text:span text:style-name="T1">NTFS</text:span>-разделами в среде <text:span text:style-name="T1">Windows </text:span>9<text:span text:style-name="T1">x</text:span>/<text:span text:style-name="T1">MS</text:span>-<text:span text:style-name="T1">DOS</text:span>. Однако, это отнюдь не самостоятельный драйвер, а всего лишь обертка вокруг штатного <text:span text:style-name="T1">NTFS</text:span>.<text:span text:style-name="T1">SYS</text:span>, эмулирующая необходимое окружение и диспетчеризующая файловые запросы. С одной стороны это хорошо тем, что мы имеем полноценную поддержку <text:span text:style-name="T1">NTFS</text:span>, на 100% совместимую с нашей версией операционной системы (<text:span text:style-name="T1">NTFS</text:span>.<text:span text:style-name="T1">SYS</text:span> извлекается как раз оттуда), в то время как драйвера сторонних производителей (и в частности драйвер <text:span text:style-name="T1">LINIX</text:span>'а) реально работают лишь на чтение, да и то кое-как (потоки и прочие "вкусности" <text:span text:style-name="T1">NTFS</text:span> начисто игнорируются). С другой стороны, если порушенный диск завешивает <text:span text:style-name="T1">NTFS</text:span>.<text:span text:style-name="T1">SYS</text:span>, он завесит и Руссиновича! Однако, с такими проблемами приходится сталкиваться не так уж и часто, поэтому полезность этой утилиты воистину неоценима. Демонстрационная копия <text:span text:style-name="T1">NTFSDOS Profrssional</text:span>, доступная для бесплатного скачивания (http://www.sysinternals.com/files/NTFSProR.exe), поддерживает лишь чтение <text:span text:style-name="T1">NTFS</text:span>-дисков, а за возможность записи приходится платить (несите свои денежки на http://www.winternals.com – платный вариант <text:span text:style-name="T1">www</text:span>.<text:span text:style-name="T1">sysitnernals</text:span>.<text:span text:style-name="T1">com</text:span>).. Впрочем, <text:soft-page-break/>поскольку <text:span text:style-name="T1">NTSFDOS Professional</text:span> всего лишь обертка, после небольшой доработки напильником она с готовностью соглашается и читать, и писать. (Внимание! Никто не говорит о взломе! Мы ничего не ломаем! Напротив, мы создаем, наращивая функциональность программы!). Кратко об установке и сопутствующих проблемах. Для начала вам потребуется создать системную дискету, что легче всего осуществить средствами <text:span text:style-name="T1">Windows </text:span>98. Русская версия <text:span text:style-name="T1">MS</text:span>-<text:span text:style-name="T1">DOS</text:span> даже в минимальном комплекте поставки (<text:span text:style-name="T1">io</text:span>.<text:span text:style-name="T1">sys</text:span> + <text:span text:style-name="T1">command</text:span>.<text:span text:style-name="T1">com</text:span>) занимает намного больше места, чем рассчитывал Руссинович и <text:span text:style-name="T1">NTFSDOS Professional</text:span> на стандартную 3" дискету уже не вмещается. Поэтому, приходится устанавливать <text:span text:style-name="T1">NTFSDOS Professional</text:span> на чистую диску (точнее говоря, инсталлятор создает таких дисков два – на первый помещает <text:span text:style-name="T1">NTFS</text:span>-драйвер, а на второй – <text:span text:style-name="T1">chkdsk</text:span>.<text:span text:style-name="T1">exe</text:span>). Загрузившись с системной дискеты, выньте ее из дисковода (естественно, <text:span text:style-name="T1">command</text:span>.<text:span text:style-name="T1">com</text:span> должен быть предварительно скопирован на виртуальный диск), вставьте первый диск, сформированный инсталлятором и наберите в командной строке <text:span text:style-name="T1">NTFSPRO</text:span>.<text:span text:style-name="T1">EXE</text:span>.</text:p>
      <text:p text:style-name="P9">Как вариант можно воспользоваться загрузочным диском от компании <text:span text:style-name="T2">Active</text:span><text:span text:style-name="T5">@</text:span><text:span text:style-name="T2">Data</text:span><text:span text:style-name="T5"> </text:span><text:span text:style-name="T2">Recovery</text:span><text:span text:style-name="T5"> </text:span><text:span text:style-name="T2">Software</text:span> (http://download2.lsoft.net/NtfsFloppySetup.exe) или загрузочным <text:span text:style-name="T1">CD</text:span>-<text:span text:style-name="T1">ROM</text:span> диском от нее же (http://download2.lsoft.net/boot-cd-iso.zip). Центральным звеном каждого из них является независимый <text:span text:style-name="T1">NTFS</text:span>-драйвер, работающий из под <text:span text:style-name="T1">MS</text:span>-<text:span text:style-name="T1">DOS</text:span> и монтирующий <text:span text:style-name="T1">NTFS</text:span> тома даже при полном разрушении вспомогательных файловых структур и серьезном повреждении таблицы <text:span text:style-name="T1">MFT</text:span> и полном разрушении корневого каталога. Драйвер самостоятельно сканирует диск в поисках уцелевших записей в <text:span text:style-name="T1">MFT</text:span>, показывая в том числе и удаленные файлы, предлагая их восстановить. Естественно, возможность записи на диск реализована только в коммерческой версии, а демонстрационная позволяет лишь скопировать файлы на внешний носитель (жесткий диск, размеченный под <text:span text:style-name="T1">FAT</text:span>, или дискету). Динамические диски, к сожалению, не поддерживаются. Помимо этого в комплект входит утилита для создания/восстановления образом диска, средство избавления диска от данных (полезно когда вы сдаете диск с конфиденциальными данными назад продавцу), программу для работы с патрициями<text:span text:style-name="Footnote_20_Symbol"><text:note text:id="ftn1" text:note-class="footnote"><text:note-citation>1</text:note-citation><text:note-body><text:p text:style-name="Footnote"><text:s/>английское <text:span text:style-name="T1">partition</text:span> (раздел) в русской транскрипции, изначально произносилось как "партитио" и "патриция", но затем язык это переварил в более благозвучную и легко выговариваемую "патрицию".</text:p></text:note-body></text:note></text:span> (восстановление разрушенных таблиц разделов и их заблаговременная архивация), и автономный энурез – утилиту <text:span text:style-name="T1">unerase</text:span> для <text:span text:style-name="T1">NTFS</text:span>.</text:p>
      <text:p text:style-name="P9">Если приобретение второго жесткого диска вам не по карману, а возможности <text:span text:style-name="T1">MS</text:span>-<text:span text:style-name="T1">DOS</text:span> загрузчиков вас не устаивают, воспользуйтесь другой утилитой Марка Руссиновичка – <text:span text:style-name="T2">ERD Commander</text:span><text:span text:style-name="T5">'ом</text:span>, позволяющим запускать усеченную версию <text:span text:style-name="T1">Windows</text:span> с дискет (5 штук) или <text:span text:style-name="T1">CD</text:span>-диска. В настоящее время <text:span text:style-name="T1">ERD</text:span> <text:span text:style-name="T1">Commander</text:span> распространяется только на коммерческом основании, хотя в сети до сих пор можно найти предыдущие, бесплатные версии, хотя их функциональные возможности весьма ограничены. В частности, опробованный мной <text:span text:style-name="T1">EDR Commander</text:span> 2000 вызывал смесь разочарования с удивлением. Во-первых, он забросил на дискету многопроцессорное ядро (а у меня однопроцессорная машина!). Как следствие, при загрузке с дискеты <text:span text:style-name="T1">Windows</text:span> не нашла нужного ядра и умерла еще в зачатье. Пришлось менять ядро вручную. Затем всплыли и другие ошибки инсталлятора и пришлось немало попотеть, прежде чем <text:span text:style-name="T1">Windows</text:span> все-таки загрузилась. Подготовленный инсталлятором образ <text:span text:style-name="T1">CD</text:span>-<text:span text:style-name="T1">ROM</text:span>'а так же был в сильно разобранном стоянии – просто папка с файлами и <text:span text:style-name="T1">bootsector</text:span>.<text:span text:style-name="T1">bin</text:span>, который еще не каждой утилитой прожжешь (я пользовался <text:span text:style-name="T1">CDRTOOLS</text:span>, так же подходит и <text:span text:style-name="T1">CDRWIN</text:span>, а вот популярный Нерон, сжигающий Рим, для этой цели увы, не пригоден). Тем не менее, <text:span text:style-name="T1">ERD Commander</text:span> стоит всех мучений! С его помощью вы можете: менять администраторский пароль в системе, редактировать реестр упавшей системы, управлять сервисами и драйверами, восстанавливать удаленные файлы, копировать и модифицировать любые системные и пользовательские файлы (в том числе и по сети), редактировать таблицу разделов и управлять динамическими дисками, сравнивать файлы упавшей и рабочей системы, производить откат системы в рабочее состояние и многое-многое другое. К сожалению, непосредственными средствами для восстановления разрушенного диска <text:span text:style-name="T1">ERD Commander</text:span> не располагает и в основном он применим для реанимации операционной системы (правда, из под <text:span text:style-name="T1">ERD Commander</text:span>'а вы можете вызвать дискового доктора или любую другую <text:span text:style-name="T1">Windows</text:span>-утилиту, в таком случае никакого смысла в его приобретении нет – второй винчестер будет дешевле).</text:p>
      <text:p text:style-name="P9">Начиная с <text:span text:style-name="T1">Windows </text:span>2000, <text:span text:style-name="T1">Microsoft</text:span> наконец-то включила в операционную систему некоторую пародию на загрузчик, способную стартовать с <text:span text:style-name="T1">CD</text:span>-<text:span text:style-name="T1">ROM</text:span> и поддерживающую <text:span text:style-name="T1">NTFS</text:span>. Называется эта штука <text:span text:style-name="T6">Консоль Восстановления</text:span> или по-английски <text:span text:style-name="T3">Recovery</text:span><text:span text:style-name="T6"> </text:span><text:span text:style-name="T3">Console</text:span>. Это действительно консоль, ничего не знающая о <text:span text:style-name="T1">GUI</text:span> и способная запускать только консольные приложения (типа <text:span text:style-name="T1">chkdsk</text:span>.<text:span text:style-name="T1">exe</text:span> и подобных им). Для ее активации загрузитесь с дистрибутивного <text:soft-page-break/><text:span text:style-name="T1">CD</text:span>-<text:span text:style-name="T1">ROM</text:span> и сделайте вид, что хотите переустановить систему, но на определенном этапе установки нажмите &lt;<text:span text:style-name="T1">R</text:span>&gt; для вызова консоли восстановления. Вас запросят пароль администратора (если вы его забыли или системный реестр поврежден войти в консоль не удастся!), при успешной регистрации запуститься командный интерпретатор, позволяющий (теоретически!) скопировать уцелевшие файлы на другой диск. Практически же по умолчанию доступа только папка <text:span text:style-name="T1">WINNT</text:span>, причем копирование на съемные носители запрещено. Хорошенькое начало! Вам нужна <text:span text:style-name="T1">WINNT</text:span>? Личные документы намного нужнее! К счастью, доступ можно разблокировать. Для этого необходимо присвоить системным переменным AllowAllPaths и <text:span text:style-name="T1">AllowRemovableMedia</text:span> значение <text:span text:style-name="T1">true</text:span> ("<text:span text:style-name="T1">SET </text:span>AllowAllPaths<text:span text:style-name="T1"> </text:span>=<text:span text:style-name="T1"> true</text:span>", "<text:span text:style-name="T1">SET AllowRemovableMedia </text:span>=<text:span text:style-name="T1"> true</text:span>"), или локальных параметрах безопасности" (папка Администрирование в Панели Управления) заблаговременно найти пункт "Консоль восстановления: разрешить копирование дискет и доступ ко всем папкам" и перевести рубильник во включенное состояние. Смысл этой защиты не совсем понятен. Простые пользователи до консоли восстановления все равно не дотянуться, а профессионалов подобные манипуляции ужасно раздражают. Находясь в консоли восстановления вы можете: запускать <text:span text:style-name="T1">chkdsk</text:span><text:span text:style-name="Footnote_20_Symbol"><text:span text:style-name="T1"><text:note text:id="ftn2" text:note-class="footnote"><text:note-citation>2</text:note-citation><text:note-body><text:p text:style-name="Footnote"><text:s/>полезность которого, кстати говоря, весьма сомнительна, т. к. он зачастую лишь усугубляет разрушения</text:p></text:note-body></text:note></text:span></text:span>, создавать и удалять разделы на жестком диске, перезаписывать главную запись и <text:span text:style-name="T1">boot</text:span>-<text:span text:style-name="T1">record</text:span>, форматировать логические диски, управлять службами и драйверами, удалять/копировать/переименовывать/изменять атрибуты файлов (включая те, что блокируются при запуске системы), а так же выполнять другие сервисные операции. При желании вы можете запускать и свои собственные консольные приложения, при условии, что они не используют никаких динамических библиотек за исключением <text:span text:style-name="T1">NTDLL</text:span>.<text:span text:style-name="T1">DLL</text:span>, однако, технику их создания мы обсудим как ни будь в другой раз, т. к. это очень обширный вопрос.</text:p>
      <text:p text:style-name="P9">В <text:span text:style-name="T1">Windows XP</text:span> идея консоли восстановления получила дальнейшее развитие, в конце концов вылившееся в <text:span text:style-name="T2">Windows PE</text:span>. Это – слегка усеченная версия <text:span text:style-name="T1">Windows XP</text:span>, способная грузиться с <text:span text:style-name="T1">CD</text:span>-<text:span text:style-name="T1">ROM</text:span> и запускать <text:span text:style-name="T1">GUI</text:span>-приложения. Фактически она полностью заменят собой "второй" жесткий диск и для восстановления системы теперь не требуется никакого дополнительного оборудования! Несмотря на то, что легальная версия <text:span text:style-name="T1">Windows PE</text:span> в широкую продажу так и не поступала (<text:span text:style-name="T1">Microsoft</text:span> предоставляет ее только разработчикам оборудования, сервисным специалистам и прочим своим корешам), в России копию оригинального диска <text:span text:style-name="T1">Windows PE</text:span> можно найти в каждом ларьке. Пиратство пиратством, но то, что спрос рождает предложение – факт, а загружать <text:span text:style-name="T1">Windows</text:span> с диска требуется многим. Если же вы связаны лицензионными ограничениями, диктуемыми уставом вашей фирмы, воспользуйтесь <text:span text:style-name="T5">Bart's PE Builder'ом</text:span>. Эта бесплатно распространяемая утилита (http://www.danilpremgi.com/nu2/pebuilder3032.zip) вытащит с дистрьбютивного диска обыкновенной <text:span text:style-name="T1">Windows</text:span> все необходимые файлы и автоматически сформирует <text:span text:style-name="T1">iso</text:span>-образ загрузочного <text:span text:style-name="T1">CD</text:span>. Прожигаете его на болванку и все! При желании вы можете помещать на <text:span text:style-name="T1">CD</text:span> и свои собственные утилиты, формируя приличную аптечку для восстановления умерших дисков и размещающуюся на 3" <text:span text:style-name="T1">CR</text:span>-<text:span text:style-name="T1">R</text:span>/<text:span text:style-name="T1">RW</text:span>, свободно умещающимся в нагрудном кармане. И не зачем таскать эти жуткие стопки дискет или страшно сказать – отдельный винчестер. К слову сказать, к <text:span text:style-name="T1">Bart</text:span>'<text:span text:style-name="T1">s</text:span> <text:span text:style-name="T1">PE</text:span> <text:span text:style-name="T1">Builder</text:span>'у выпущено множество плагинов, представляющих собой программы, адоптированные для запуска с <text:span text:style-name="T1">CD</text:span>. Среди них есть и утилиты восстановления данных, и дисковые редакторы, и даже <text:span text:style-name="T1">Nero</text:span> <text:span text:style-name="T1">Brining</text:span> <text:span text:style-name="T1">Rom</text:span>. Большую коллекцию плагинов можно найти на домашней страничке <text:span text:style-name="T1">Bart</text:span>'а – http://www.nu2.nu/pebuilder/ здесь же вы найдете и краткое руководство по работе с <text:span text:style-name="T1">PE</text:span> <text:span text:style-name="T1">Builder</text:span>'ом. Официально <text:span text:style-name="T1">PE Builder</text:span> поддерживает <text:span text:style-name="T1">Windows </text:span>2000, <text:span text:style-name="T1">Windows XP</text:span> и <text:span text:style-name="T1">Windows </text:span>2003, однако, при ближайшем рассмотрении выясняется что ему как минимум нужен <text:span text:style-name="T1">Windows </text:span>2000 с интегрированным <text:span text:style-name="T1">SP</text:span>1, зато создание диска на базе <text:span text:style-name="T1">Windows </text:span>2003 прошло успешно (использовался <text:span text:style-name="T1">CD</text:span>-<text:span text:style-name="T1">ROM</text:span> с 180-дневной версией <text:span text:style-name="T1">Windows </text:span>200<text:span text:style-name="T1"> Server</text:span>, бесплатно распространяемый компаний <text:span text:style-name="T1">Microsoft</text:span>).</text:p>
      <text:p text:style-name="P2"><text:span text:style-name="T10">Рисунок </text:span><text:span text:style-name="T10"><text:sequence text:ref-name="refРисунок0" text:name="Рисунок" text:formula="ooow:Рисунок+1" style:num-format="1">1</text:sequence></text:span><text:span text:style-name="T10"> логотип диска Bart's PE</text:span></text:p>
      <text:h text:style-name="Heading_20_3" text:outline-level="3">выбор носителей для копирования</text:h>
      <text:p text:style-name="P9">Времена, когда восстанавливаемый винчестер было можно скопировать на пару пачек дискет, давно прошли и теперь процедура спасения данных значительно усложнилась. Пишущие приводы (особенно <text:span text:style-name="T1">DVD</text:span>) – хороший выбор и пара пачек болванок вмещает в себя жесткий диск любой разумной емкости, однако достойных программ прожига под <text:span text:style-name="T1">MS</text:span>-<text:span text:style-name="T1">DOS</text:span> нет и по-видимому уже и не будет. Существующие утилиты (включая их консольные разновидности!) требуют для <text:soft-page-break/>своего запуска <text:span text:style-name="T1">Windows PE</text:span>/<text:span text:style-name="T1">Bart PE</text:span>, который не в состоянии монтировать разрушенные <text:span text:style-name="T1">NTFS</text:span>-диски (на некоторых из них <text:span text:style-name="T1">NTFS</text:span>-драйвер просто виснет или уходит в голубой экран).</text:p>
      <text:p text:style-name="P9">Штатная же консоль восстановления, <text:span text:style-name="T1">NTFSDOS Proffessional</text:span> и <text:span text:style-name="T1">Active</text:span>@ <text:span text:style-name="T1">Data</text:span> <text:span text:style-name="T1">Recovery</text:span> <text:span text:style-name="T1">Boot</text:span> <text:span text:style-name="T1">Disk</text:span> поддерживают только дискеты и <text:span text:style-name="T1">IDE</text:span>-накопители, причем демонстрационные версии двух последних требуют, чтобы диск-приемник был размечены под <text:span text:style-name="T1">FAT</text:span>16/32, а его максимальный объем не превышал 8 Гбайт. Если же вам необходимо восстановить диск большего объема – последовательно копируйте его на несколько жестких дисков. Согласен, это достаточно дорогое удовольствие, но дешевых решений в деле восстановления данных не бывает.</text:p>
      <text:h text:style-name="Heading_20_3" text:outline-level="3">редактор диска</text:h>
      <text:p text:style-name="P9">Настоящие профессионалы восстанавливают разрушенные логические структуры непосредственно в дисковом редакторе, не доверяя никаким автоматизированным утилитам (кроме своих собственных), поскольку никогда не известно наперед, какой подлости от них следует ждать. Так будем поступать и мы, делая основной упор именно на ручном восстановлении. Коль скоро дисковый редактор станет нашим главным инструментом, это должен быть хороший и комфортный редактор, в противном случае, восстановление из увлекательной работы превратится в пытку.</text:p>
      <text:p text:style-name="P9">Лучшим, и кстати говоря до сих пор никем не превзойденным, дисковым редактором, когда-либо созданным за всю историю существования <text:span text:style-name="T1">IBM PC</text:span>, был и остается знаменитый <text:span text:style-name="T2">Norton DiskEditor</text:span> от компании <text:span text:style-name="T1">Symantec</text:span>. Удобная навигация по диску, просмотр большинства служебных структур в естественном виде, мощный контекстный поиск до предела упростили процедуру восстановления, взяв всю рутинную работу на себя. Старичок и поныне остается в строю. Естественно, под <text:span text:style-name="T1">Windows NT</text:span> он не запускается, однако, работает под <text:span text:style-name="T1">MS</text:span>-<text:span text:style-name="T1">DOS</text:span> и <text:span text:style-name="T1">Windows </text:span>9<text:span text:style-name="T1">x</text:span>, наследуя все ограничения, накладываемые <text:span text:style-name="T1">BIOS</text:span>'ом на предельно допустимый объем диска в 8 Гбайт (правда, попытка восстановление диска из многозадачной среды, коей и является <text:span text:style-name="T1">Winnows </text:span>9x, могут носить диаметрально противоположный характер, впрочем, на <text:span text:style-name="T1">NTFS</text:span>-разделы это условие не распространяется. <text:span text:style-name="T1">Windows </text:span>9<text:span text:style-name="T1">x</text:span> не поддерживает <text:span text:style-name="T1">NTFS</text:span> и ничего не пишет на ее разделы). К сожалению, <text:span text:style-name="T1">DiskEdit</text:span> ничего не знает об <text:span text:style-name="T1">NTFS</text:span> и потому разбирать все структуры приходится вручную. Но еще пол-беды. <text:span text:style-name="T1">DiskEdit</text:span>'<text:span text:style-name="T1">or</text:span> не умеет работать с <text:span text:style-name="T1">UNICODE</text:span>, а это уже хуже. Поэтому, лучше выбрать другой редактор.</text:p>
      <text:p text:style-name="P2"><text:span text:style-name="T10">Рисунок </text:span><text:span text:style-name="T10"><text:sequence text:ref-name="refРисунок1" text:name="Рисунок" text:formula="ooow:Рисунок+1" style:num-format="1">2</text:sequence></text:span><text:span text:style-name="T10"> Disk Editor отображает FAT</text:span></text:p>
      <text:p text:style-name="P2"><text:span text:style-name="T10">Рисунок </text:span><text:span text:style-name="T10"><text:sequence text:ref-name="refРисунок2" text:name="Рисунок" text:formula="ooow:Рисунок+1" style:num-format="1">3</text:sequence></text:span><text:span text:style-name="T10"> Disk Editor отображает корневую директорию</text:span></text:p>
      <text:p text:style-name="P9"><text:span text:style-name="T2">Microsoft</text:span><text:span text:style-name="T5"> </text:span><text:span text:style-name="T2">DiskProbe</text:span>, входящий в состав бесплатно распространяемого пакета <text:span text:style-name="T1">Support</text:span> <text:span text:style-name="T1">Tools</text:span>, это незатейливый и довольно неудобный в использовании дисковый редактор. Если все, что вам нужно – это подправить пару байт в нужных секторах, <text:span text:style-name="T1">Disk Probe</text:span> вполне подойдет, но для восстановления серьезных разрушений он непригоден. Тем менее, базовые функции редактирования им поддерживаются – чтение (запись) логических/физических секторов и групп, просмотр <text:span text:style-name="T1">Partition</text:span> <text:span text:style-name="T1">Table</text:span>, FAT16 и <text:span text:style-name="T1">NTFS</text:span> <text:span text:style-name="T1">boot</text:span>-секторов в естественном виде, поддержка <text:span text:style-name="T1">UNICODE</text:span>, глобальный поиск по фиксированному/произвольному смещению строки от начала сектора, запись/восстановление секторов в/из файла и т. д. Основная претензия – отсутствие горячих клавиш и невозможность перехода к следующему сектору по <text:span text:style-name="T1">PagePown</text:span> (для каждого сектора приходится лезть в меню, что ужасно напрягает).</text:p>
      <text:p text:style-name="P2"><text:span text:style-name="T10">Рисунок </text:span><text:span text:style-name="T10"><text:sequence text:ref-name="refРисунок3" text:name="Рисунок" text:formula="ooow:Рисунок+1" style:num-format="1">4</text:sequence></text:span><text:span text:style-name="T10"> Disk Probe за поиском сектора</text:span></text:p>
      <text:p text:style-name="P2"><text:span text:style-name="T10">Рисунок</text:span><text:span text:style-name="T11"> </text:span><text:span text:style-name="T10"><text:sequence text:ref-name="refРисунок4" text:name="Рисунок" text:formula="ooow:Рисунок+1" style:num-format="1">5</text:sequence></text:span><text:span text:style-name="T11"> Disk Probe </text:span><text:span text:style-name="T10">отображает</text:span><text:span text:style-name="T11"> Partition Table</text:span></text:p>
      <text:p text:style-name="P9"><text:span text:style-name="T2">Acronis DiskEditor</text:span><text:span text:style-name="T1"> – </text:span>слегка<text:span text:style-name="T1"> </text:span>улучшенный<text:span text:style-name="T1"> </text:span>клон<text:span text:style-name="T1"> Disk Probe. </text:span>Разукрашен интерфейс, существенно упрощена процедура выбора дисков, по <text:span text:style-name="T1">PageDown</text:span>/<text:span text:style-name="T1">PageUp</text:span> переходит к следующему/предыдущему сектору. В поиске появилась поддержка большого количества различных кодировок (<text:span text:style-name="T1">DiskProbe</text:span> понимает только <text:span text:style-name="T1">Cyrillic</text:span> <text:span text:style-name="T1">Windows</text:span>-1251), и <text:span text:style-name="T1">HEX</text:span>-поиск. Но есть и упущения. При масштабировании окна меняется и количество байт в строке, что делает навигацию по сектору весьма противоречивой и затруднительной, к тому же текущая позиция курсора отображается только в десятичном виде (у <text:span text:style-name="T1">DiskProbe </text:span>– в шестнадцатеричном), что так же не добавляет восторга.</text:p>
      <text:p text:style-name="P2"><text:span text:style-name="T10">Рисунок </text:span><text:span text:style-name="T10"><text:sequence text:ref-name="refРисунок5" text:name="Рисунок" text:formula="ooow:Рисунок+1" style:num-format="1">6</text:sequence></text:span><text:span text:style-name="T10"> Acronis DiskEditor за поиском строки</text:span></text:p>
      <text:p text:style-name="P2"><text:soft-page-break/><text:span text:style-name="T10">Рисунок </text:span><text:span text:style-name="T10"><text:sequence text:ref-name="refРисунок6" text:name="Рисунок" text:formula="ooow:Рисунок+1" style:num-format="1">7</text:sequence></text:span><text:span text:style-name="T10"> Acronis DiskEditor отображает NTFS boot-сектор</text:span></text:p>
      <text:p text:style-name="P9"><text:span text:style-name="T2">DiskExplorer</text:span><text:span text:style-name="T5"> от </text:span><text:span text:style-name="T2">Runtime</text:span><text:span text:style-name="T5"> </text:span><text:span text:style-name="T2">Software </text:span>– великолепный дисковый редактор, самый лучший из всех с которыми мне только доводилось работать. Фактически это клон <text:span text:style-name="T1">Norton</text:span> <text:span text:style-name="T1">DiskEditor</text:span> под <text:span text:style-name="T1">Windows NT</text:span>/9<text:span text:style-name="T1">x</text:span> с полной поддержкой <text:span text:style-name="T1">NTFS</text:span>. Вы можете просматривать все основные <text:span text:style-name="T1">NTFS</text:span>-структуры в естественном виде, монтировать виртуальные диски, работать с образами лазерных и жестких дисков, перемещаться по директориям, восстанавливать удаленные файлы из любой записи <text:span text:style-name="T1">MFT</text:span>, копировать файлы (и даже целые директории!) с предварительным предпросмотром в текстовом или шестнадцатеричном формате и это еще далеко не все! Удобная система <text:span text:style-name="T1">forward</text:span>/<text:span text:style-name="T1">backward</text:span> навигации (приблизительно такая же как в браузере или <text:span text:style-name="T1">IDA PRO</text:span>, даже гиперссылки поддерживаются), изобилие горячих клавиш, история переходов, мощный поиск с поддержкой основных структур (<text:span text:style-name="T1">INDEX</text:span>, MFT, <text:span text:style-name="T1">Partition</text:span>), поиск ссылок на текущий сектор, возможность удаленного восстановления диска с подключением по <text:span text:style-name="T1">TCP</text:span>/<text:span text:style-name="T1">IP</text:span>, локальной сети или прямому кабельному подсоединению. Все числа выводятся в двух системах исчисления – шестнадцатеричной и десятичной.</text:p>
      <text:p text:style-name="P9">Короче говоря, это мой основной (и при том горячо любимый!) инструмент для исследования файловой системы и восстановления данных. Первое же знакомство с ним вызывает эйфорию, граничащую со щенячьим восторгом. Наконец-то мы получили то, о чем так долго мечтали. Естественно, за все хорошее надо платить. <text:span text:style-name="T1">Disk Explorer</text:span> это коммерческий продукт, а доступная для скачивания демонстрационная версия лишена возможности записи на диск. Причем, имеются две различные версии редактора: одна поддерживает <text:span text:style-name="T1">NTFS</text:span> (http://www.runtime.org/gdbnt.zip), другая – <text:span text:style-name="T1">FAT</text:span>. Так же доступны плагины под <text:span text:style-name="T1">Bart</text:span>'<text:span text:style-name="T1">s</text:span> <text:span text:style-name="T1">PE</text:span>, которые можно скачать с сайта <text:span text:style-name="T1">Runtime</text:span> <text:span text:style-name="T1">Software</text:span>.</text:p>
      <text:p text:style-name="P2"><text:span text:style-name="T10">Рисунок </text:span><text:span text:style-name="T10"><text:sequence text:ref-name="refРисунок7" text:name="Рисунок" text:formula="ooow:Рисунок+1" style:num-format="1">8</text:sequence></text:span><text:span text:style-name="T10"> DiskExplorer отображает MFT в сокращенном виде</text:span></text:p>
      <text:p text:style-name="P2"><text:span text:style-name="T10">Рисунок </text:span><text:span text:style-name="T10"><text:sequence text:ref-name="refРисунок8" text:name="Рисунок" text:formula="ooow:Рисунок+1" style:num-format="1">9</text:sequence></text:span><text:span text:style-name="T10"> DiskExplorer отображает MFT в расширенном виде</text:span></text:p>
      <text:p text:style-name="P9"><text:span text:style-name="T2">Sector Inspector</text:span>, входящий в бесплатно распространяемый фирмой <text:span text:style-name="T1">Microsoft</text:span> пакет "Windows Resource Kits", представляет собой не интерактивный утилиту для чтения/записи отдельных секторов в файл. Поддерживает <text:span text:style-name="T1">LBA</text:span> и <text:span text:style-name="T1">CHS</text:span> адресацию. При запуске без параметров выводит декодированную <text:span text:style-name="T1">partition</text:span> <text:span text:style-name="T1">table</text:span> вместе с расширенными разделами и <text:span text:style-name="T1">boot</text:span>-секторами. Редактирование диска осуществляется правкой секторного дампа в любом подходящем <text:span text:style-name="T1">HEX</text:span>-редакторе с последующей записью исправленной версии на диск. Естественно, это непроизводительно и неудобно, однако, <text:span text:style-name="T1">Sector</text:span> <text:span text:style-name="T1">Inspector</text:span> единственный известный мне редактор, поддерживающий работу из <text:span text:style-name="T1">Recovery</text:span> <text:span text:style-name="T1">Console</text:span>, так что в некоторых случаях он бывает просто незаменим!</text:p>
      <text:p text:style-name="P2"><text:span text:style-name="T10">Рисунок </text:span><text:span text:style-name="T10"><text:sequence text:ref-name="refРисунок9" text:name="Рисунок" text:formula="ooow:Рисунок+1" style:num-format="1">10</text:sequence></text:span><text:span text:style-name="T10"> SectorInspector за работой</text:span></text:p>
      <text:h text:style-name="Heading_20_3" text:outline-level="3">автоматизированные доктора</text:h>
      <text:p text:style-name="P9">Более убогой утилиты, чем <text:span text:style-name="T2">ChkDsk</text:span><text:span text:style-name="T1"> </text:span>– стандартный дисковый "доктор", входящий в штатный комплект поставки <text:span text:style-name="T1">Windows</text:span>, – по-видимому не придумать даже сценаристам из Голливуда. Система диагностики ошибок упрощена до минимума – доктор лишь информирует о факте их наличия, но отказывается говорить, что именно по его мнению повреждено и что он собирается лечить, поэтому последствия такого "врачевания" могут носить фатальный характер.</text:p>
      <text:p text:style-name="P9">Известно много случаев, когда <text:span text:style-name="T1">ChkDsk</text:span> залечивал до смерти полностью исправные разделы. С другой стороны, успешно проведенных операций восстановления на его счету намного больше. Обычно он используется неквалифицированными пользователями (и администраторами) для периодической проверки разделов и исправления мелких искажений файловой системы.</text:p>
      <text:p text:style-name="P2"><text:span text:style-name="T10">Рисунок </text:span><text:span text:style-name="T10"><text:sequence text:ref-name="refРисунок10" text:name="Рисунок" text:formula="ooow:Рисунок+1" style:num-format="1">11</text:sequence></text:span><text:span text:style-name="T10"> ChkDsk за работой</text:span></text:p>
      <text:p text:style-name="P9"><text:span text:style-name="T2">GetDataBack</text:span><text:span text:style-name="T5"> </text:span>от создателя <text:span text:style-name="T1">Disk</text:span> <text:span text:style-name="T1">Explorer</text:span>'а. Полная автоматизация и никакой ручной работы. Сканирует <text:span text:style-name="T1">MFT</text:span> и выводит все файлы, которые только удалось найти (включая удаленные), рассовывая их по директориям (при условии, что соответствующие индексы не повреждены). Если споткнется о <text:span text:style-name="T1">BAD</text:span>-сектор – вылетит не прощаясь. Зато поддерживает удаленное восстановление, создание образов дисков, и мощную систему поиска по файлам (дата/размер), но почему-то нет поиска по содержимому, что не есть хорошо. Допустим, вы хотите восстановить файл со своей диссертацией ключевые слова которой вам известны, а вот в каких секторах они располагаются – не ведомо. Тоже самое относится и к поиску файла <text:soft-page-break/>записной книжки с телефоном приятеля. Тем не менее, для большинства рядовых задач по восстановлению, возможностей <text:span text:style-name="T1">GetDataBack</text:span>'а хватает с лихвой. Демонстрационную версию программы под <text:span text:style-name="T1">NTFS</text:span> можно раздобыть по адресу (http://www.runtime.org/gdbnt.zip). Она все показывает, но восстанавливать ничего не дает. Однако, позволяет открывать файлы ассоциированным с ними приложениями. Важно отметить, <text:span text:style-name="T1">GetDataBack</text:span> не является доктором, таким как <text:span text:style-name="T1">NDD</text:span> или <text:span text:style-name="T1">ChkDsk</text:span>. Она не лечит разделы, а всего лишь позволяет скопировать из них уцелевшие файлы.</text:p>
      <text:p text:style-name="P2"><text:span text:style-name="T10">Рисунок </text:span><text:span text:style-name="T10"><text:sequence text:ref-name="refРисунок11" text:name="Рисунок" text:formula="ooow:Рисунок+1" style:num-format="1">12</text:sequence></text:span><text:span text:style-name="T10"> внешний вид GetDataBack</text:span></text:p>
      <text:p text:style-name="P9"><text:span text:style-name="T2">DIY</text:span><text:span text:style-name="T5"> </text:span><text:span text:style-name="T2">Recover</text:span> от нидерландской фирмы с неоригинальным названием <text:span text:style-name="T1">Data Recovery</text:span> – замечательный полуавтоматический доктор с кучей настроек. Поддерживает динамические диски, позволяет задавать все параметры сканирования вручную. Надежен. Не зависает даже на сильно поврежденных томах. Правда, навигация по восстанавливаемому диску выполнена крайне неудобно (если не сказать – небрежно), что особенно хорошо заметно на больших дисках, содержащих миллионы файлов. Как и его соперник – <text:span text:style-name="T1">GetDataBack </text:span>– он ничего не лечит, а лишь вытягивает уцелевшие данные из небытия. Тем не менее, я отношу <text:span text:style-name="T1">DIY Recover</text:span> к лучшим автоматизированным средствам восстановления из всех имеющихся в моем арсенале (не считая своих собственных утилит, которые пишутся на скорую руку для восстановления конкретного диска, после чего уходят в /<text:span text:style-name="T1">dev</text:span>/<text:span text:style-name="T1">null</text:span>, как и всякий фаст фуд). Демонстрационную копию программы можно найти по следующему адресу http://www.diydatarecovery.nl/~tkuurstra/downloads/Demo/iRecoverSetup.exe.</text:p>
      <text:p text:style-name="P2"><text:span text:style-name="T10">Рисунок </text:span><text:span text:style-name="T10"><text:sequence text:ref-name="refРисунок12" text:name="Рисунок" text:formula="ooow:Рисунок+1" style:num-format="1">13</text:sequence></text:span><text:span text:style-name="T10"> ползущая змейка DIY Recover'a</text:span></text:p>
      <text:p text:style-name="P9"><text:span text:style-name="T2">Easy Recovery Professional</text:span> от <text:span text:style-name="T1">OnTrack</text:span> <text:span text:style-name="T1">Data</text:span> <text:span text:style-name="T1">Recovery</text:span> (<text:span text:style-name="T1">www</text:span>.<text:span text:style-name="T1">ontrack</text:span>.<text:span text:style-name="T1">com</text:span>)<text:span text:style-name="T1"> </text:span>– симпатичный, но на проверку довольно бестолковый инструмент, к тому же работающий полностью в автоматическом режиме, интеллектуальность которого находится на зачаточном уровне. Не рекомендуется для использования (ну разве что вы хотите восстановить только что отформатированный том на который еще ничего существенного не писалось). </text:p>
      <text:p text:style-name="P2"><text:span text:style-name="T10">Рисунок</text:span><text:span text:style-name="T11"> </text:span><text:span text:style-name="T10"><text:sequence text:ref-name="refРисунок13" text:name="Рисунок" text:formula="ooow:Рисунок+1" style:num-format="1">14</text:sequence></text:span><text:span text:style-name="T11"> EasyRecovery</text:span><text:span text:style-name="T10"> и полтораста мегабайт косметики</text:span></text:p>
      <text:h text:style-name="Heading_20_2" text:outline-level="2">заключение</text:h>
      <text:p text:style-name="P9">В шутку говорят, что всякий обладатель не зарезервированных данных ошибается лишь дважды – первый раз, когда теряет их и второй – когда запускает <text:span text:style-name="T1">DiskEditor</text:span>. Действительно, восстановления данных – чрезвычайно ответственная операция и одно неверное движение мыши способно отправить ваш дисковый том к праотцам. Редактор диска – это не та программа, которую можно осваивать на лету. Подключите к компьютеру жесткий диск, не содержащий ничего интересного, и тренируйтесь! Как раз успеете к следующему номеру оторвать у мыши хвост и стучать по горячим клавишам вслепую, после чего будет не грех поговорить о восстановлении загрузочных областей (таблиц разделов, <text:span text:style-name="T1">boot</text:span>-секторов) на обычных и динамических дисках, так же называемых программными <text:span text:style-name="T1">RAID</text:span> массив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9-02T21:08:00</dc:date>
    <meta:editing-cycles>13</meta:editing-cycles>
    <meta:editing-duration>PT39M</meta:editing-duration>
    <meta:document-statistic meta:table-count="1" meta:image-count="0" meta:object-count="0" meta:page-count="11" meta:paragraph-count="133" meta:word-count="5897" meta:character-count="44462" meta:non-whitespace-character-count="38627"/>
    <meta:generator>LibreOffice/5.2.3.3$Linux_X86_64 LibreOffice_project/20m0$Build-3</meta:generator>
  </office:meta>
</office:document-meta>
</file>